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0508026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Ajuste no template de Banco de dados, e de caso de uso para passar para os aluno</text:p>
          </table:table-cell>
          <table:table-cell table:style-name="Tabela2.B2" office:value-type="string">
            <text:p text:style-name="P32">Guiliano Rangel 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4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e toda a documentação do projeto, Entrar em contato com o Cally ou Diego para entender o funcionamento do projeto</text:p>
          </table:table-cell>
          <table:table-cell table:style-name="Tabela2.B2" office:value-type="string">
            <text:p text:style-name="P32">Dougl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Levantamento dos casos de Uso, nomeação dos casos de uso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96893849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238797834" text:continue-numbering="true" text:style-name="WW8Num35">
        <text:list-item>
          <text:p text:style-name="P37">Observações gerais.</text:p>
        </text:list-item>
      </text:list>
      <text:p text:style-name="P15"/>
      <text:list xml:id="list529167647" text:style-name="L1">
        <text:list-item>
          <text:p text:style-name="P38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2T12:02:55</dc:date>
    <meta:print-date>2011-04-29T14:00:00Z</meta:print-date>
    <meta:editing-cycles>54</meta:editing-cycles>
    <meta:editing-duration>PT8H52M14S</meta:editing-duration>
    <dc:creator>guiliano </dc:creator>
    <meta:document-statistic meta:table-count="3" meta:image-count="0" meta:object-count="0" meta:page-count="3" meta:paragraph-count="61" meta:word-count="242" meta:character-count="1488" meta:non-whitespace-character-count="1306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